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1a4e65" officeooo:paragraph-rsid="001a4e65" style:font-weight-asian="bold" style:font-weight-complex="bold"/>
    </style:style>
    <style:style style:name="P2" style:family="paragraph" style:parent-style-name="Standard">
      <style:paragraph-properties fo:text-align="start" style:justify-single-word="false"/>
      <style:text-properties fo:font-weight="bold" officeooo:rsid="001a4e65" officeooo:paragraph-rsid="00295b3e" style:font-weight-asian="bold" style:font-weight-complex="bold"/>
    </style:style>
    <style:style style:name="P3" style:family="paragraph" style:parent-style-name="Standard">
      <style:paragraph-properties fo:text-align="center" style:justify-single-word="false"/>
      <style:text-properties fo:font-weight="bold" officeooo:rsid="0015a821" officeooo:paragraph-rsid="00295b3e" style:font-weight-asian="bold" style:font-weight-complex="bold"/>
    </style:style>
    <style:style style:name="P4" style:family="paragraph" style:parent-style-name="Standard">
      <style:paragraph-properties fo:text-align="start" style:justify-single-word="false"/>
      <style:text-properties fo:font-weight="bold" officeooo:rsid="0015a821" officeooo:paragraph-rsid="00295b3e" style:font-weight-asian="bold" style:font-weight-complex="bold"/>
    </style:style>
    <style:style style:name="P5" style:family="paragraph" style:parent-style-name="Standard">
      <style:paragraph-properties fo:text-align="start" style:justify-single-word="false"/>
      <style:text-properties fo:font-weight="bold" officeooo:rsid="001b9fc1" officeooo:paragraph-rsid="001cfc51" style:font-weight-asian="bold" style:font-weight-complex="bold"/>
    </style:style>
    <style:style style:name="P6" style:family="paragraph" style:parent-style-name="Standard">
      <style:paragraph-properties fo:text-align="start" style:justify-single-word="false"/>
      <style:text-properties fo:font-weight="bold" officeooo:rsid="001eda94" officeooo:paragraph-rsid="001eda94" style:font-weight-asian="bold" style:font-weight-complex="bold"/>
    </style:style>
    <style:style style:name="P7" style:family="paragraph" style:parent-style-name="Standard">
      <style:paragraph-properties fo:text-align="start" style:justify-single-word="false"/>
      <style:text-properties fo:font-weight="bold" officeooo:rsid="00235093" officeooo:paragraph-rsid="0024cdd7" style:font-weight-asian="bold" style:font-weight-complex="bold"/>
    </style:style>
    <style:style style:name="P8" style:family="paragraph" style:parent-style-name="Standard">
      <style:paragraph-properties fo:text-align="start" style:justify-single-word="false"/>
      <style:text-properties fo:color="#610506" fo:font-size="11pt" fo:font-weight="bold" officeooo:rsid="001eda94" officeooo:paragraph-rsid="001eda94" style:font-size-asian="11pt" style:font-weight-asian="bold" style:font-size-complex="11pt" style:font-weight-complex="bold"/>
    </style:style>
    <style:style style:name="P9" style:family="paragraph" style:parent-style-name="Standard">
      <style:paragraph-properties fo:text-align="start" style:justify-single-word="false"/>
      <style:text-properties officeooo:paragraph-rsid="002dfb9c"/>
    </style:style>
    <style:style style:name="P10" style:family="paragraph" style:parent-style-name="Standard">
      <style:paragraph-properties fo:text-align="start" style:justify-single-word="false"/>
      <style:text-properties fo:font-size="12pt" fo:font-weight="bold" officeooo:rsid="001eda94" officeooo:paragraph-rsid="001eda94" style:font-size-asian="12pt" style:font-weight-asian="bold" style:font-size-complex="12pt" style:font-weight-complex="bold"/>
    </style:style>
    <style:style style:name="P11" style:family="paragraph" style:parent-style-name="Standard">
      <style:paragraph-properties fo:text-align="start" style:justify-single-word="false"/>
      <style:text-properties fo:font-weight="bold" officeooo:rsid="001eda94" officeooo:paragraph-rsid="003230eb" style:font-weight-asian="bold" style:font-weight-complex="bold"/>
    </style:style>
    <style:style style:name="T1" style:family="text">
      <style:text-properties officeooo:rsid="001a4e65"/>
    </style:style>
    <style:style style:name="T2" style:family="text">
      <style:text-properties fo:font-size="24pt" style:text-underline-style="solid" style:text-underline-width="auto" style:text-underline-color="font-color" style:font-size-asian="24pt" style:font-size-complex="24pt"/>
    </style:style>
    <style:style style:name="T3" style:family="text">
      <style:text-properties fo:font-size="24pt" style:text-underline-style="solid" style:text-underline-width="auto" style:text-underline-color="font-color" officeooo:rsid="001750e2" style:font-size-asian="24pt" style:font-size-complex="24pt"/>
    </style:style>
    <style:style style:name="T4" style:family="text">
      <style:text-properties fo:font-size="24pt" style:text-underline-style="solid" style:text-underline-width="auto" style:text-underline-color="font-color" officeooo:rsid="00295b3e" style:font-size-asian="24pt" style:font-size-complex="24pt"/>
    </style:style>
    <style:style style:name="T5" style:family="text">
      <style:text-properties fo:font-size="24pt" style:text-underline-style="solid" style:text-underline-width="auto" style:text-underline-color="font-color" officeooo:rsid="002c94ca" style:font-size-asian="24pt" style:font-size-complex="24pt"/>
    </style:style>
    <style:style style:name="T6" style:family="text">
      <style:text-properties fo:font-size="24pt" style:text-underline-style="none" style:font-size-asian="24pt" style:font-size-complex="24pt"/>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218233"/>
    </style:style>
    <style:style style:name="T9" style:family="text">
      <style:text-properties style:text-underline-style="solid" style:text-underline-width="auto" style:text-underline-color="font-color" officeooo:rsid="001a4e65"/>
    </style:style>
    <style:style style:name="T10" style:family="text">
      <style:text-properties style:text-underline-style="solid" style:text-underline-width="auto" style:text-underline-color="font-color" officeooo:rsid="001cfc51"/>
    </style:style>
    <style:style style:name="T11" style:family="text">
      <style:text-properties style:text-underline-style="solid" style:text-underline-width="auto" style:text-underline-color="font-color" officeooo:rsid="0024cdd7"/>
    </style:style>
    <style:style style:name="T12" style:family="text">
      <style:text-properties style:text-underline-style="solid" style:text-underline-width="auto" style:text-underline-color="font-color" officeooo:rsid="00235093"/>
    </style:style>
    <style:style style:name="T13" style:family="text">
      <style:text-properties style:text-underline-style="solid" style:text-underline-width="auto" style:text-underline-color="font-color" fo:font-weight="bold" officeooo:rsid="001a4e65" style:font-weight-asian="bold" style:font-weight-complex="bold"/>
    </style:style>
    <style:style style:name="T14" style:family="text">
      <style:text-properties fo:color="#610506" fo:font-size="11pt" style:font-size-asian="11pt" style:font-size-complex="11pt"/>
    </style:style>
    <style:style style:name="T15" style:family="text">
      <style:text-properties fo:color="#610506" fo:font-size="11pt" officeooo:rsid="001a4e65" style:font-size-asian="11pt" style:font-size-complex="11pt"/>
    </style:style>
    <style:style style:name="T16" style:family="text">
      <style:text-properties fo:color="#610506" fo:font-size="11pt" officeooo:rsid="00218233" style:font-size-asian="11pt" style:font-size-complex="11pt"/>
    </style:style>
    <style:style style:name="T17" style:family="text">
      <style:text-properties fo:color="#610506" fo:font-size="11pt" officeooo:rsid="003230eb" style:font-size-asian="11pt" style:font-size-complex="11pt"/>
    </style:style>
    <style:style style:name="T18" style:family="text">
      <style:text-properties fo:color="#610506" officeooo:rsid="003230eb"/>
    </style:style>
    <style:style style:name="T19" style:family="text">
      <style:text-properties officeooo:rsid="001b9fc1"/>
    </style:style>
    <style:style style:name="T20" style:family="text">
      <style:text-properties officeooo:rsid="001cfc51"/>
    </style:style>
    <style:style style:name="T21" style:family="text">
      <style:text-properties officeooo:rsid="001eda94"/>
    </style:style>
    <style:style style:name="T22" style:family="text">
      <style:text-properties officeooo:rsid="00218233"/>
    </style:style>
    <style:style style:name="T23" style:family="text">
      <style:text-properties officeooo:rsid="00235093"/>
    </style:style>
    <style:style style:name="T24" style:family="text">
      <style:text-properties officeooo:rsid="0024cdd7"/>
    </style:style>
    <style:style style:name="T25" style:family="text">
      <style:text-properties style:text-line-through-style="none" style:text-line-through-type="none" fo:font-size="24pt" style:text-underline-style="solid" style:text-underline-width="auto" style:text-underline-color="font-color" style:font-size-asian="24pt" style:font-size-complex="24pt"/>
    </style:style>
    <style:style style:name="T26" style:family="text">
      <style:text-properties officeooo:rsid="00295b3e"/>
    </style:style>
    <style:style style:name="T27" style:family="text">
      <style:text-properties fo:font-size="20pt" style:text-underline-style="solid" style:text-underline-width="auto" style:text-underline-color="font-color" style:font-size-asian="20pt" style:font-size-complex="20pt"/>
    </style:style>
    <style:style style:name="T28" style:family="text">
      <style:text-properties fo:font-size="20pt" style:text-underline-style="solid" style:text-underline-width="auto" style:text-underline-color="font-color" officeooo:rsid="00295b3e" style:font-size-asian="20pt" style:font-size-complex="20pt"/>
    </style:style>
    <style:style style:name="T29" style:family="text">
      <style:text-properties fo:font-size="20pt" style:text-underline-style="solid" style:text-underline-width="auto" style:text-underline-color="font-color" officeooo:rsid="000bc270" style:font-size-asian="20pt" style:font-size-complex="20pt"/>
    </style:style>
    <style:style style:name="T30" style:family="text">
      <style:text-properties fo:font-size="20pt" style:text-underline-style="none" style:font-size-asian="20pt" style:font-size-complex="20pt"/>
    </style:style>
    <style:style style:name="T31" style:family="text">
      <style:text-properties fo:font-size="20pt" style:text-underline-style="none" officeooo:rsid="00295b3e" style:font-size-asian="20pt" style:font-size-complex="20pt"/>
    </style:style>
    <style:style style:name="T32" style:family="text">
      <style:text-properties fo:font-weight="bold" officeooo:rsid="001a4e65" style:font-weight-asian="bold" style:font-weight-complex="bold"/>
    </style:style>
    <style:style style:name="T33" style:family="text">
      <style:text-properties fo:font-size="11pt" style:font-size-asian="11pt" style:font-size-complex="11pt"/>
    </style:style>
    <style:style style:name="T34" style:family="text">
      <style:text-properties fo:font-size="11pt" officeooo:rsid="001a4e65" style:font-size-asian="11pt" style:font-size-complex="11pt"/>
    </style:style>
    <style:style style:name="T35" style:family="text">
      <style:text-properties fo:font-size="12pt" style:font-size-asian="12pt" style:font-size-complex="12pt"/>
    </style:style>
    <style:style style:name="T36" style:family="text">
      <style:text-properties fo:font-size="12pt" officeooo:rsid="00218233" style:font-size-asian="12pt" style:font-size-complex="12pt"/>
    </style:style>
    <style:style style:name="T37" style:family="text">
      <style:text-properties style:font-name="Liberation Serif" fo:font-size="12pt" fo:font-weight="bold" style:font-size-asian="12pt" style:font-weight-asian="bold" style:font-size-complex="12pt" style:font-weight-complex="bold"/>
    </style:style>
    <style:style style:name="T38" style:family="text">
      <style:text-properties style:font-name="Liberation Serif" fo:font-size="12pt" fo:font-weight="bold" officeooo:rsid="001a4e65" style:font-size-asian="12pt" style:font-weight-asian="bold" style:font-size-complex="12pt" style:font-weight-complex="bold"/>
    </style:style>
    <style:style style:name="T39" style:family="text">
      <style:text-properties style:font-name="Liberation Serif" fo:font-size="12pt" fo:font-weight="bold" officeooo:rsid="002f25dc" style:font-size-asian="12pt" style:font-weight-asian="bold" style:font-size-complex="12pt" style:font-weight-complex="bold"/>
    </style:style>
    <style:style style:name="T40" style:family="text">
      <style:text-properties officeooo:rsid="003230e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Please </text:span><text:span text:style-name="T2">Join a Local </text:span><text:span text:style-name="T5">Brown</text:span><text:span text:style-name="T4">-County</text:span><text:span text:style-name="T2"><text:line-break/></text:span><text:span text:style-name="T6">“</text:span><text:span text:style-name="T25">Responsibly Self-Governing Community</text:span><text:span text:style-name="T6">”.</text:span><text:span text:style-name="T2"><text:line-break/></text:span><text:span text:style-name="T31">Please </text:span><text:span text:style-name="T28">H</text:span><text:span text:style-name="T29">elp </text:span><text:span text:style-name="T27">Secure Justice, </text:span><text:span text:style-name="T28">Peace, </text:span><text:span text:style-name="T27">&amp; Economic-Security</text:span><text:span text:style-name="T30"> </text:span><text:span text:style-name="T31">for your Friends &amp; Neighbors; all </text:span><text:span text:style-name="T30">under<text:line-break/>Constitutional Common-Law &amp; Biblical Torah-Law.</text:span></text:p>
      <text:p text:style-name="P4"/>
      <text:p text:style-name="P2"><text:tab/>Modern Constitutional-Law Research has discovered that the “Rules of the Common-Law”, as described in the Seventh-Amendment to the US-Constitution, is a system of “Higher Law”, which is available to Every “Precinct” Community in America, as specifically preserved for the “Districts” of the States, which are described in the wording of the Sixth-Amendment. </text:p>
      <text:p text:style-name="P4"><text:tab/><text:span text:style-name="T26">Here-under; Modern Activists are Organizing People with ‘Eyes to See &amp; Ears to Hear’, <text:s/></text:span><text:span text:style-name="T9">to restore Accountable &amp; Responsive Government at our Local City, County, State, &amp; National levels</text:span><text:span text:style-name="T1">; &amp; we here-by are inviting You to Join With Us. <text:s/><text:line-break/><text:tab/></text:span><text:span text:style-name="T9">The best introduction</text:span><text:span text:style-name="T1"> to this over-all project is available through the web-link here:<text:line-break/></text:span><text:span text:style-name="T34"><text:tab/></text:span><text:span text:style-name="T15">https://ConstitutionalGov.us/SupremeCourtOfLaw/Treason-USA/3-TreasonRemedy-BuildingSelfGoverningCommonlawCommunities-V4.pdf</text:span></text:p>
      <text:p text:style-name="P1"/>
      <text:p text:style-name="P1"><text:span text:style-name="T19"><text:tab/>Please at least make a sincere attempt to Read &amp; Comprehend the propositions being presented in the Above Web-Linked Document before you contact your Local Community Organizers with questions or comments.</text:span><text:line-break/><text:tab/><text:span text:style-name="T7">The larger Reason Why</text:span> most of us believe that <text:span text:style-name="T7">this effort is Extremely Important</text:span> is explained in an accompanying web-page <text:span text:style-name="T19">&amp; document</text:span>, here:<text:line-break/><text:span text:style-name="T33"><text:tab/></text:span><text:span text:style-name="T14">https://ConstitutionalGov.us/SupremeCourtOfLaw/Treason-USA/1-TreasonComplaint-ConstrctiveNotice-AllOfficers&amp;Agents-V1.5.pdf</text:span></text:p>
      <text:p text:style-name="P1"/>
      <text:p text:style-name="P5"><text:tab/>A very rough-draft of an incomplete document which generally out-lines the <text:span text:style-name="T7">Powerful Legal Tools </text:span><text:span text:style-name="T10">of a Commercial Nature</text:span><text:span text:style-name="T20">, &amp; which are </text:span>Lawfully Available to the Elected Leaders of <text:line-break/>our new <text:span text:style-name="T20">&amp; Responsibly </text:span>Self-Governing Local Communities, <text:span text:style-name="T20">&amp; </text:span><text:span text:style-name="T10">through </text:span><text:span text:style-name="T7">which </text:span><text:span text:style-name="T10">we intend to promptly start producing “Economic Prosperity</text:span><text:span text:style-name="T20">” for All Socially-Responsible Members of these Local Communities, </text:span>is described in the web-link here:<text:line-break/><text:tab/><text:span text:style-name="T14">https://ConstitutionalGov.us/SupremeCourtOfLaw/Treason-USA/5-EconomicPolicy&amp;Incentives-ForBuilding-CommonLawCommunities-TreasonRemedySupplement-V1.2.pdf</text:span><text:line-break/><text:line-break/><text:tab/><text:span text:style-name="T10">A</text:span><text:span text:style-name="T7">ll of the above linked documents </text:span><text:span text:style-name="T10">are available under </text:span><text:span text:style-name="T7">the general director</text:span><text:span text:style-name="T10">y </text:span><text:span text:style-name="T7">here</text:span>:<text:line-break/><text:span text:style-name="T14">https://</text:span><text:span text:style-name="T16">C</text:span><text:span text:style-name="T14">onstitutional</text:span><text:span text:style-name="T16">G</text:span><text:span text:style-name="T14">ov.us/SupremeCourtOfLaw/Treason-USA/</text:span><text:line-break/><text:line-break/><text:tab/><text:span text:style-name="T20">We expect soon to get the “Economic Prosperity” document updated to a more respectable presentation;</text:span> <text:span text:style-name="T20">&amp; all of these documents, along with </text:span>their supportive citations documents, &amp; <text:span text:style-name="T21">all </text:span>newly updated versions of a<text:span text:style-name="T21">ll </text:span>of these documents, <text:span text:style-name="T21">should be </text:span>soon <text:span text:style-name="T21">available under the last general web-linked directory above.</text:span> </text:p>
      <text:p text:style-name="P6"><text:tab/>Once you have at least made a sincere effort at reading &amp; comprehending the first web-linked document above, &amp; if you are now sufficiently confident in this effort to commit reasonable amounts of your precious time &amp; energy resources to this powerful local community building &amp; empowerment project; then, please go directly to the main web-page directory, here:<text:line-break/><text:tab/><text:span text:style-name="T14">https://</text:span><text:span text:style-name="T16">C</text:span><text:span text:style-name="T14">onstitutional</text:span><text:span text:style-name="T16">G</text:span><text:span text:style-name="T14">ov.us/Organizing-Townships&amp;Precincts/OathOfOfficeForms/</text:span><text:line-break/></text:p>
      <text:p text:style-name="P6"><text:soft-page-break/><text:span text:style-name="T22"><text:tab/>Here-under; </text:span><text:span text:style-name="T8">the first, most basic, &amp; entry-level document</text:span><text:span text:style-name="T22"> which you will need to read, comprehend, fill-out, &amp; sign; is our “</text:span><text:span text:style-name="T8">Oath of Office for Qualified Elector</text:span><text:span text:style-name="T22">”; which is available, here:<text:line-break/><text:tab/></text:span><text:span text:style-name="T16">https://ConstitutionalGov.us/Organizing-Townships&amp;Precincts/OathOfOfficeForms/OathOfOffice1-QualifiedElectors-V4.pdf </text:span><text:span text:style-name="T33"><text:line-break/></text:span><text:span text:style-name="T35"><text:line-break/><text:tab/></text:span><text:span text:style-name="T36">As you can see under the parent directory, this document is also available in a form which<text:line-break/>can be easily edited, in order to make minor changes which might be more comfortable with<text:line-break/>your own religious, spiritual, or philosophical preferences; &amp; which the other Electors in your Township Community will find both Reasonable &amp; Acceptable. </text:span></text:p>
      <text:p text:style-name="P10"><text:tab/><text:span text:style-name="T23">If you might be of an even more courageous spirit, &amp; sufficiently aware of the evils described in the second above-linked “Notice of Treason” document, so that the well-informed Qualified Electors in your Township Community can reasonably feel confident that you will not cower at the first potential for danger; then, you might next consider signing also </text:span><text:span text:style-name="T12">the second of the three above-linked documents</text:span><text:span text:style-name="T23">, which is our “</text:span><text:span text:style-name="T12">Oath of Office for Town Constable</text:span><text:span text:style-name="T23">”, which is our </text:span><text:span text:style-name="T12">ground-floor &amp; entry-level “Peace Officer” document</text:span><text:span text:style-name="T23">; &amp; which is available here: </text:span></text:p>
      <text:p text:style-name="P8"><text:tab/>https://<text:span text:style-name="T23">C</text:span>onstitutional<text:span text:style-name="T23">G</text:span>ov.us/Organizing-Townships&amp;Precincts/OathOfOfficeForms/OathOfOffice2-TownConstable-V5.pdf</text:p>
      <text:p text:style-name="P6"/>
      <text:p text:style-name="P7"><text:tab/>If you might be of an even more courageous spirit, &amp; sufficiently aware of the evils described in the second above-linked “Notice of Treason” document, &amp; sufficiently intelligent to comprehend the essential-elements of American Constitutional “Due Process of Law”, aka Texas &amp; Oregon Constitutional “Due Course of Law”; <text:span text:style-name="T24">&amp; there-under to </text:span><text:span text:style-name="T11">provide the Town Constables of your Precinct with a Reasonable Feeling of Confidence that You can Defend Their Legitimate Use of Force in ‘Keeping the Peace</text:span><text:span text:style-name="T24">’; </text:span><text:s/>then, you might next consider signing also <text:span text:style-name="T7">the </text:span><text:span text:style-name="T11">third &amp; most powerful </text:span><text:span text:style-name="T7">of the three above-linked documents</text:span>, which is <text:span text:style-name="T7">our “Oath of Office for </text:span><text:span text:style-name="T11">Justice of the Peace</text:span>”; <text:span text:style-name="T24">&amp; </text:span>which, <text:span text:style-name="T24">so long as you Scrupulously Conform with Constitutional Due-Process-of-Law, <text:line-break/>will give you Legitimate Authority to take your Hundred-Man/Posse-Comitatus Army, Any-Where, &amp; Arrest Any-One, Absolutely. <text:s text:c="2"/>That </text:span>document is <text:span text:style-name="T24">similarly </text:span>available, here: </text:p>
      <text:p text:style-name="P8"><text:tab/>https://<text:span text:style-name="T24">C</text:span>onstitutional<text:span text:style-name="T24">G</text:span>ov.us/Organizing-Townships&amp;Precincts/OathOfOfficeForms/OathOfOffice3-JoP<text:span text:style-name="T24">&amp;</text:span>PrecinctCaptain-V3.pdf</text:p>
      <text:p text:style-name="P6"/>
      <text:p text:style-name="P11"><text:tab/><text:span text:style-name="T40">In order to ease access to all of the documents web-linked here-in, another web-page very similar to this document has been set-up, with live/clickable/html web-links, here:<text:line-break/></text:span><text:span text:style-name="T17"><text:tab/>https://constitutionalgov.us/sub/PoliticalSubdivisions-Local/9-TexasSS/WTxMS/CentralTexasSC/BrownCounty/ReadMe.html</text:span></text:p>
      <text:p text:style-name="P11"/>
      <text:p text:style-name="P11"><text:tab/>We do comprehend that you might first want to communicate with some of the flesh &amp; b<text:span text:style-name="T22">l</text:span>ood people involved in this community building effort; &amp; here-under, we provide the following:</text:p>
      <text:p text:style-name="P9"><text:span text:style-name="T32"><text:tab/>Your Local Central-Texas Super-County Community-Organizing Leader, is:<text:line-break/></text:span><text:span text:style-name="T13">Charles Stewart</text:span><text:span text:style-name="T32">; who may be reached at: </text:span><text:span text:style-name="T13">Charles@ConstitutionalGov.us</text:span><text:span text:style-name="T32"> , or at: </text:span><text:span text:style-name="T13">325-232-0241</text:span><text:span text:style-name="T32"> ; <text:s/>&amp; who may receive signature pages from the above documents in postal mail, at: <text:line-break/><text:tab/>1117 North Neches Street, in Coleman Texas [76834]. <text:line-break/><text:line-break/><text:tab/>Only a copy of the completed &amp; signed ‘signature-page’ is really needed for the above two-page documents; &amp; these may also be scanned &amp; emailed to Charles.</text:span></text:p>
      <text:p text:style-name="P9"><text:span text:style-name="T32"><text:s/><text:line-break/></text:span><text:span text:style-name="T38"><text:tab/></text:span><text:span text:style-name="T37">Your even more Local Brown-County Temporary </text:span><text:span text:style-name="T39">Community Organizing </text:span><text:span text:style-name="T37">Leader, is: David Walker; who can be reached at: JinjaTheNinja@protonmail.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8T15:58:31.558496640</meta:creation-date>
    <dc:date>2020-05-02T18:18:45.874472328</dc:date>
    <meta:editing-duration>PT43M19S</meta:editing-duration>
    <meta:editing-cycles>10</meta:editing-cycles>
    <meta:generator>LibreOffice/6.0.7.3$Linux_X86_64 LibreOffice_project/00m0$Build-3</meta:generator>
    <meta:document-statistic meta:table-count="0" meta:image-count="0" meta:object-count="0" meta:page-count="2" meta:paragraph-count="15" meta:word-count="824" meta:character-count="6371" meta:non-whitespace-character-count="5511"/>
  </office:meta>
</office:document-meta>
</file>